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Dante MT Std" svg:font-family="'Dante MT St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5pt" fo:font-weight="normal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center" style:justify-single-word="false" fo:background-color="#e6e6ff">
        <style:background-image/>
      </style:paragraph-properties>
      <style:text-properties fo:color="#000000" style:font-name="Dante MT Std" fo:font-size="33pt" fo:font-style="italic" fo:font-weight="bold" fo:background-color="transparent" style:font-size-asian="33pt" style:font-style-asian="italic" style:font-weight-asian="bold" style:font-size-complex="33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nlineshopping</text:p>
      <text:p text:style-name="P1"/>
      <text:p text:style-name="P1">mysql&gt; create database dbshop;</text:p>
      <text:p text:style-name="P1">Query OK, 1 row affected (0.21 sec)</text:p>
      <text:p text:style-name="P1"/>
      <text:p text:style-name="P1">mysql&gt; use dbshop;</text:p>
      <text:p text:style-name="P1">Database changed</text:p>
      <text:p text:style-name="P1"/>
      <text:p text:style-name="P1">mysql&gt; create table tblogin (username varchar(50) primary key,password varchar(50));</text:p>
      <text:p text:style-name="P1">Query OK, 0 rows affected (0.25 sec)</text:p>
      <text:p text:style-name="P1"/>
      <text:p text:style-name="P1">mysql&gt; insert into tblogin values ('1','1');</text:p>
      <text:p text:style-name="P1">Query OK, 1 row affected (0.03 sec)</text:p>
      <text:p text:style-name="P1"/>
      <text:p text:style-name="P1">mysql&gt; insert into tblogin values ('2','2');</text:p>
      <text:p text:style-name="P1">Query OK, 1 row affected (0.01 sec)</text:p>
      <text:p text:style-name="P1"/>
      <text:p text:style-name="P1">mysql&gt; create table tbitem (itmcode int primary key,itmdesc varchar(50),itmseller varchar(50),itmprc int,itmimg varchar(50));</text:p>
      <text:p text:style-name="P1">Query OK, 0 rows affected (0.08 sec)</text:p>
      <text:p text:style-name="P1"/>
      <text:p text:style-name="P1">mysql&gt; create table tbbill (billid int primary key,cname varchar(50),billamt int);</text:p>
      <text:p text:style-name="P1">Query OK, 0 rows affected (0.07 sec)</text:p>
      <text:p text:style-name="P1"/>
      <text:p text:style-name="P1">mysql&gt; create table tbbilldetails (detailid int primary key,billid int,foreign key(billid) references tbitem(itmcode),itmqty int);</text:p>
      <text:p text:style-name="P1">Query OK, 0 rows affected (0.12 sec)</text:p>
      <text:p text:style-name="P1"/>
      <text:p text:style-name="P1">mysql&gt; insert into tbitem values ('11','lavender oil','1o',100,'images/a.jpg');</text:p>
      <text:p text:style-name="P1">Query OK, 1 row affected (0.02 sec)</text:p>
      <text:p text:style-name="P1"/>
      <text:p text:style-name="P1">mysql&gt; insert into tbitem values ('12','basil oil','1o',100,'images/b.jpg');</text:p>
      <text:p text:style-name="P1">Query OK, 1 row affected (0.01 sec)</text:p>
      <text:p text:style-name="P1"/>
      <text:p text:style-name="P1"><text:soft-page-break/>mysql&gt; insert into tbitem values ('13','sandalwood oil','1o',100,'images/c.jpg');</text:p>
      <text:p text:style-name="P1">Query OK, 1 row affected (0.01 sec)</text:p>
      <text:p text:style-name="P1"/>
      <text:p text:style-name="P1">mysql&gt; insert into tbitem values ('14','patchouli oil','1o',100,'images/d.jpg');</text:p>
      <text:p text:style-name="P1">Query OK, 1 row affected (0.01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Dante MT Std" svg:font-family="'Dante MT St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aranjit Singh</meta:initial-creator>
    <meta:creation-date>2019-06-25T11:54:11.06</meta:creation-date>
    <dc:date>2019-06-27T12:13:32.78</dc:date>
    <dc:creator>Taranjit Singh</dc:creator>
    <meta:editing-duration>PT1H9M6S</meta:editing-duration>
    <meta:editing-cycles>7</meta:editing-cycles>
    <meta:generator>OpenOffice/4.1.6$Win32 OpenOffice.org_project/416m1$Build-9790</meta:generator>
    <meta:document-statistic meta:table-count="0" meta:image-count="0" meta:object-count="0" meta:page-count="2" meta:paragraph-count="25" meta:word-count="171" meta:character-count="1292"/>
  </office:meta>
</office:document-meta>
</file>